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203cm" svg:stroke-color="#ffcc99" draw:marker-start-width="0.508cm" draw:marker-end-width="0.508cm" draw:fill="solid" draw:fill-color="#ffcc99" draw:opacity="50%" fo:min-height="11.928cm" fo:padding-top="0.101cm" fo:padding-bottom="0.101cm" fo:padding-left="0.101cm" fo:padding-right="0.101cm" draw:shadow="hidden" draw:shadow-opacity="50%"/>
    </style:style>
    <style:style style:name="P1" style:family="paragraph">
      <style:text-properties fo:font-family="'Ubuntu Mono'" style:font-pitch="fixed"/>
    </style:style>
    <style:style style:name="P2" style:family="paragraph">
      <style:text-properties fo:font-family="'Ubuntu Mono'" style:font-pitch="fixed" fo:font-size="32pt" style:font-size-asian="32pt" style:font-size-complex="32pt"/>
    </style:style>
    <style:style style:name="P3" style:family="paragraph">
      <style:text-properties fo:font-size="20pt"/>
    </style:style>
    <style:style style:name="T1" style:family="text">
      <style:text-properties fo:font-family="'Ubuntu Mono'" style:font-pitch="fixed" fo:font-weight="bold" style:font-weight-asian="bold" style:font-weight-complex="bold"/>
    </style:style>
    <style:style style:name="T2" style:family="text">
      <style:text-properties fo:font-family="'Ubuntu Mono'" style:font-pitch="fixed"/>
    </style:style>
    <style:style style:name="T3" style:family="text">
      <style:text-properties fo:font-family="'Ubuntu Mono'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ency Injection and Custom Annotations in Eclipse 4 RCP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y Injection and Custom Annotations in Eclipse 4 RCP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What is Dependency Injection (DI)?</text:p>
              </text:list-item>
              <text:list-item>
                <text:p>How does Eclipse 4 use DI?</text:p>
              </text:list-item>
              <text:list-item>
                <text:p>What are Annotations?</text:p>
              </text:list-item>
              <text:list-item>
                <text:p>How do you define a custom annotation?</text:p>
              </text:list-item>
              <text:list-item>
                <text:p>How are annotations usefu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UML #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UML #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6" draw:text-style-name="P1" draw:layer="layout" svg:width="24.639cm" svg:height="12.178cm" svg:x="1.4cm" svg:y="4.914cm" presentation:class="outline" presentation:user-transformed="true">
          <draw:text-box>
            <text:p text:style-name="P1"><text:span text:style-name="T1">public interface</text:span><text:span text:style-name="T2"> IOnlineBrokerageService {</text:span></text:p>
            <text:p text:style-name="P1"><text:span text:style-name="T2"><text:s text:c="4"/></text:span><text:span text:style-name="T2">String[] getStockSymbols();</text:span></text:p>
            <text:p text:style-name="P1"><text:span text:style-name="T2"><text:s text:c="4"/></text:span><text:span text:style-name="T1">double</text:span><text:span text:style-name="T2"> getBidPrice(String stockSymbol);</text:span></text:p>
            <text:p text:style-name="P1"><text:span text:style-name="T2"><text:s text:c="4"/></text:span><text:span text:style-name="T1">double</text:span><text:span text:style-name="T2"> getAskPrice(String stockSymbol);</text:span></text:p>
            <text:p text:style-name="P1"><text:span text:style-name="T2"><text:s text:c="4"/></text:span><text:span text:style-name="T1">void</text:span><text:span text:style-name="T2"> putBuyOrder(String stockSymbol, int shares, double buyPrice);</text:span></text:p>
            <text:p text:style-name="P1"><text:span text:style-name="T2"><text:s text:c="4"/></text:span><text:span text:style-name="T1">void</text:span><text:span text:style-name="T2"> putSellOrder(String stockSymbol, int shares, double sellPrice);</text:span></text:p>
            <text:p text:style-name="P1"><text:span text:style-name="T2">}</text:span></text:p>
            <text:p text:style-name="P1"><text:span text:style-name="T2"><text:s/></text:span></text:p>
            <text:p text:style-name="P1"><text:span text:style-name="T1">public interface</text:span><text:span text:style-name="T2"> IStockAnalysisService {</text:span></text:p>
            <text:p text:style-name="P1"><text:span text:style-name="T2"><text:s text:c="4"/></text:span><text:span text:style-name="T2">double getEstimatedValue(String stockSymbol);</text:span></text:p>
            <text:p text:style-name="P1"><text:span text:style-name="T2">}</text:span></text:p>
            <text:p text:style-name="P1"><text:span text:style-name="T2"><text:s/></text:span></text:p>
            <text:p text:style-name="P1"><text:span text:style-name="T1">public interface</text:span><text:span text:style-name="T2"> IAutomatedStockTrader {</text:span></text:p>
            <text:p text:style-name="P1"><text:span text:style-name="T2"><text:s text:c="4"/></text:span><text:span text:style-name="T2">void executeTrades();</text:span></text:p>
            <text:p text:style-name="P1"><text:span text:style-name="T2">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p text:style-name="P1"><text:span text:style-name="T2">public class VerySimpleStockTraderImpl implements IAutomatedStockTrader {</text:span></text:p>
            <text:p text:style-name="P1"><text:span text:style-name="T2"><text:s/></text:span></text:p>
            <text:p text:style-name="P1"><text:span text:style-name="T2"><text:s text:c="4"/></text:span><text:span text:style-name="T2">private IStockAnalysisService analysisService = new StockAnalysisServiceImpl();</text:span></text:p>
            <text:p text:style-name="P1"><text:span text:style-name="T2"><text:s text:c="4"/></text:span><text:span text:style-name="T2">private IOnlineBrokerageService brokerageService = new NewYorkStockExchangeBrokerageServiceImpl();</text:span></text:p>
            <text:p text:style-name="P1"><text:span text:style-name="T2"><text:s/></text:span></text:p>
            <text:p text:style-name="P1"><text:span text:style-name="T2"><text:s text:c="4"/></text:span><text:span text:style-name="T2">public void executeTrades() {</text:span></text:p>
            <text:p text:style-name="P1"><text:span text:style-name="T2"><text:s text:c="8"/>…</text:span><text:span text:style-name="T2">.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  <text:p text:style-name="P1"><text:span text:style-name="T2"><text:s/></text:span></text:p>
            <text:p text:style-name="P1"><text:span text:style-name="T2">public class MyApplication {</text:span></text:p>
            <text:p text:style-name="P1"><text:span text:style-name="T2"><text:s text:c="4"/></text:span><text:span text:style-name="T2">public static void main(String[] args) {</text:span></text:p>
            <text:p text:style-name="P1"><text:span text:style-name="T2"><text:s text:c="8"/></text:span><text:span text:style-name="T2">IAutomatedStockTrader stockTrader = new VerySimpleStockTraderImpl();</text:span></text:p>
            <text:p text:style-name="P1"><text:span text:style-name="T2"><text:s text:c="8"/></text:span><text:span text:style-name="T2">stockTrader.executeTrades(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2" draw:layer="layout" svg:width="24.639cm" svg:height="12.178cm" svg:x="1.4cm" svg:y="4.914cm" presentation:class="outline" presentation:user-transformed="true">
          <draw:text-box>
            <text:p text:style-name="P2">public class VerySimpleStockTraderImpl implements IAutomatedStockTrader {</text:p>
            <text:p text:style-name="P2"><text:s/></text:p>
            <text:p text:style-name="P2"><text:s text:c="4"/>private IStockAnalysisService analysisService;</text:p>
            <text:p text:style-name="P2"><text:s text:c="4"/>private IOnlineBrokerageService brokerageService;</text:p>
            <text:p text:style-name="P2"><text:s/></text:p>
            <text:p text:style-name="P2"><text:s text:c="4"/>public VerySimpleStockTraderImpl(</text:p>
            <text:p text:style-name="P2"><text:s text:c="12"/>IStockAnalysisService analysisService,</text:p>
            <text:p text:style-name="P2"><text:s text:c="12"/>IOnlineBrokerageService brokerageService) {</text:p>
            <text:p text:style-name="P2"><text:s text:c="8"/>this.analysisService = analysisService;</text:p>
            <text:p text:style-name="P2"><text:s text:c="8"/>this.brokerageService = brokerageService;</text:p>
            <text:p text:style-name="P2"><text:s text:c="4"/>}</text:p>
            <text:p text:style-name="P2"><text:s text:c="4"/>public void executeTrades() {</text:p>
            <text:p text:style-name="P2"><text:s text:c="8"/>…</text:p>
            <text:p text:style-name="P2"><text:s text:c="4"/>}</text:p>
            <text:p text:style-name="P2">}</text:p>
            <text:p text:style-name="P2"><text:s/></text:p>
            <text:p text:style-name="P2">public class MyApplication {</text:p>
            <text:p text:style-name="P2"><text:s text:c="4"/>public static void main(String[] args) {</text:p>
            <text:p text:style-name="P2"><text:s text:c="8"/>IStockAnalysisService analysisService = new StockAnalysisServiceImpl();</text:p>
            <text:p text:style-name="P2"><text:s text:c="8"/>IOnlineBrokerageService brokerageService = new NewYorkStockExchangeBrokerageServiceImpl();</text:p>
            <text:p text:style-name="P2"><text:s/></text:p>
            <text:p text:style-name="P2"><text:s text:c="8"/>IAutomatedStockTrader stockTrader = new VerySimpleStockTraderImpl(</text:p>
            <text:p text:style-name="P2"><text:s text:c="12"/>analysisService,</text:p>
            <text:p text:style-name="P2"><text:s text:c="12"/>brokerageService);</text:p>
            <text:p text:style-name="P2"><text:s text:c="8"/>stockTrader.executeTrades();</text:p>
            <text:p text:style-name="P2"><text:s text:c="4"/>}</text:p>
            <text:p text:style-name="P2"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How does E4 handle DI</text:p>
              </text:list-item>
              <text:list-item>
                <text:p>Producer components</text:p>
              </text:list-item>
              <text:list-item>
                <text:p>Consumer compon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p text:style-name="P2"><text:span text:style-name="T3">&lt;?xml version="1.0" encoding="UTF-8"?&gt;</text:span></text:p>
            <text:p text:style-name="P2"><text:span text:style-name="T3">&lt;scr:component xmlns:scr="http://www.osgi.org/xmlns/scr/v1.1.0" name="ITodoService"&gt;</text:span></text:p>
            <text:p text:style-name="P2"><text:span text:style-name="T3"><text:s text:c="3"/></text:span><text:span text:style-name="T3">&lt;implementation class="com.example.e4.rcp.todo.service.internal.MyTodoServiceImpl"/&gt;</text:span></text:p>
            <text:p text:style-name="P2"><text:span text:style-name="T3"><text:s text:c="3"/></text:span><text:span text:style-name="T3">&lt;service&gt;</text:span></text:p>
            <text:p text:style-name="P2"><text:span text:style-name="T3"><text:s text:c="6"/></text:span><text:span text:style-name="T3">&lt;provide interface="com.example.e4.rcp.todo.model.ITodoService"/&gt;</text:span></text:p>
            <text:p text:style-name="P2"><text:span text:style-name="T3"><text:s text:c="3"/></text:span><text:span text:style-name="T3">&lt;/service&gt;</text:span></text:p>
            <text:p text:style-name="P2"><text:span text:style-name="T3">&lt;/scr:component&gt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p text:style-name="P1"><text:span text:style-name="T2">&lt;?xml version="1.0" encoding="UTF-8"?&gt;</text:span></text:p>
            <text:p text:style-name="P1"><text:span text:style-name="T2">&lt;scr:component name="helloworld.consumer.component"</text:span></text:p>
            <text:p text:style-name="P1"><text:span text:style-name="T2">immediate="true"</text:span></text:p>
            <text:p text:style-name="P1"><text:span text:style-name="T2">xmlns:scr="http://www.osgi.org/xmlns/scr/v1.0.0" </text:span></text:p>
            <text:p text:style-name="P1"><text:span text:style-name="T2">xmlns:xsi="http://www.w3.org/2001/XMLSchema-instance" </text:span></text:p>
            <text:p text:style-name="P1"><text:span text:style-name="T2">xsi:schemaLocation="http://www.osgi.org/xmlns/scr/v1.0.0 http://www.osgi.org/xmlns/scr/v1.0.0/scr.xsd "&gt;</text:span></text:p>
            <text:p text:style-name="P1"><text:span text:style-name="T2">&lt;implementation class="helloworld.consumer.impl.ConsumerImpl"/&gt;</text:span></text:p>
            <text:p text:style-name="P1"><text:span text:style-name="T2"/></text:p>
            <text:p text:style-name="P1"><text:span text:style-name="T2">&lt;service&gt;</text:span></text:p>
            <text:p text:style-name="P1"><text:span text:style-name="T2">&lt;provide interface="helloworld.consumer.service.Consumer" /&gt;</text:span></text:p>
            <text:p text:style-name="P1"><text:span text:style-name="T2">&lt;/service&gt;</text:span><text:span text:style-name="T2"><text:tab/></text:span></text:p>
            <text:p text:style-name="P1"><text:span text:style-name="T2">&lt;reference name="HELLO"</text:span></text:p>
            <text:p text:style-name="P1"><text:span text:style-name="T2">interface="helloworld.service3.HelloWorld"</text:span></text:p>
            <text:p text:style-name="P1"><text:span text:style-name="T2">cardinality="1..1"</text:span></text:p>
            <text:p text:style-name="P1"><text:span text:style-name="T2">policy="static"/&gt;</text:span></text:p>
            <text:p text:style-name="P1"><text:span text:style-name="T2"/></text:p>
            <text:p text:style-name="P1"><text:span text:style-name="T2">&lt;/scr:componen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p text:style-name="P1"><text:span text:style-name="T2">How does it show up via compone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>@Inject</text:p>
            <text:p>Private Logger logger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p text:style-name="P1"><text:span text:style-name="T2">@Inject</text:span></text:p>
            <text:p text:style-name="P1"><text:span text:style-name="T2">public void setTodo(@UniqueTodo Todo todo) {</text:span></text:p>
            <text:p text:style-name="P1"><text:span text:style-name="T2"><text:s text:c="2"/></text:span><text:span text:style-name="T2">// do something with the _unique_ Todo</text:span></text:p>
            <text:p text:style-name="P1"><text:span text:style-name="T2"><text:s text:c="2"/></text:span></text:p>
            <text:p text:style-name="P1"><text:span text:style-name="T2">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p>Public class MyClass</text:p>
            <text:p>{</text:p>
            <text:p>Public MyClass(Composite parent)</text:p>
            <text:p>{</text:p>
            <text:p/>
            <text:p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I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>Public class MyPart</text:p>
            <text:p>{</text:p>
            <text:p>@PostConstruct</text:p>
            <text:p>public void postConstruct(Composite parent)</text:p>
            <text:p>{</text:p>
            <text:p>...</text:p>
            <text:p>}</text:p>
            <text:p>@Focus</text:p>
            <text:p>public void setFocus(Composite parent) {</text:p>
            <text:p>…</text:p>
            <text:p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voids direct object creation</text:p>
              </text:list-item>
              <text:list-item>
                <text:p>Inversion of Control</text:p>
              </text:list-item>
              <text:list-item>
                <text:p>Easy to change out implementation</text:p>
              </text:list-item>
              <text:list-item>
                <text:p>Testing is easi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the cons of using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nterfaces can be black boxes</text:p>
              </text:list-item>
              <text:list-item>
                <text:p>Runtime errors not compile-time errors</text:p>
              </text:list-item>
              <text:list-item>
                <text:p>Slower performance at application initialization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 Framework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pring</text:p>
              </text:list-item>
              <text:list-item>
                <text:p>Google Guice</text:p>
              </text:list-item>
              <text:list-item>
                <text:p>Glassfish H2K</text:p>
              </text:list-item>
              <text:list-item>
                <text:p>Microsoft Managed Extensibility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ow does Eclipse 4 use DI?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ow does Eclipse 4 use DI?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does Eclipse 4 use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election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ow does Eclipse 4 use DI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@In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What are Annota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ow do you define a custom annota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How are annotations useful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</meta:initial-creator>
    <meta:creation-date>2014-03-16T18:56:01</meta:creation-date>
    <dc:date>2014-03-17T07:42:52</dc:date>
    <dc:creator>Kyle </dc:creator>
    <meta:editing-duration>PT12H28M36S</meta:editing-duration>
    <meta:editing-cycles>2</meta:editing-cycles>
    <meta:generator>LibreOffice/3.5$Linux_x86 LibreOffice_project/350m1$Build-2</meta:generator>
    <meta:document-statistic meta:object-count="116"/>
  </office:meta>
</office:document-meta>
</file>